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stone &amp; Internship Opportunity: Build GroupBuild</text:p>
      <text:p text:style-name="Standard">GroupBuild is a civic tech platform empowering communities to coordinate protests, campaigns, and group actions with privacy, accountability, and real-time strategy voting. We're offering a project opportunity for CS students interested in open-source tools for democracy and ethical software development.</text:p>
      <text:list xml:id="list7305118251162056813" text:style-name="Outline">
        <text:list-item>
          <text:p text:style-name="Heading_20_1">📌 Project Overview</text:p>
        </text:list-item>
      </text:list>
      <text:p text:style-name="Standard">Students will contribute to the MVP (Minimum Viable Product) of GroupBuild, focused on creating AnonID chat-Groups, with multi-LLM moderation (AI's), map-based civic event listings, and a real-time decision engine that uses editable vote-options.</text:p>
      <text:list xml:id="list38813426" text:continue-numbering="true" text:style-name="Outline">
        <text:list-item>
          <text:p text:style-name="Heading_20_1">🧠 Technologies Involved</text:p>
        </text:list-item>
      </text:list>
      <text:p text:style-name="Standard">- Frontend: React (with TailwindCSS), WebSockets<text:line-break/>- Backend: Node.js / Express, Python (AI moderation modules), PostgreSQL<text:line-break/>- Optional: Integration with third-party tools (Mapbox, OAuth, CAPTCHA, etc.)</text:p>
      <text:list xml:id="list38820238" text:continue-numbering="true" text:style-name="Outline">
        <text:list-item>
          <text:p text:style-name="Heading_20_1">🎯 Learning Outcomes</text:p>
        </text:list-item>
      </text:list>
      <text:p text:style-name="Standard">- Collaborate in a real-world, Git-based dev workflow<text:line-break/>- Understand civic security and anti-bot architecture<text:line-break/>- Build public-impact tools used by actual advocacy groups<text:line-break/>- Optionally present project results at a civic tech webinar hosted by GroupBuild</text:p>
      <text:list xml:id="list38808015" text:continue-numbering="true" text:style-name="Outline">
        <text:list-item>
          <text:p text:style-name="Heading_20_1">🤝 Support &amp; Mentorship</text:p>
        </text:list-item>
      </text:list>
      <text:p text:style-name="Standard">Students will be mentored by Rick Ballard (rick@groupbuild.org), co-founder of GroupBuild, and supported by a team of experienced civic tech and AI moderation advisors. Biweekly check-ins and milestone guidance will ensure a structured and meaningful internship or capstone experience.</text:p>
      <text:list xml:id="list38795069" text:continue-numbering="true" text:style-name="Outline">
        <text:list-item>
          <text:p text:style-name="Heading_20_1">📅 Timeline</text:p>
        </text:list-item>
      </text:list>
      <text:p text:style-name="Standard">Flexible start dates. Suggested duration: 8–12 weeks. Ideal for Spring/Summer/Fall 2025 cohorts.</text:p>
      <text:list xml:id="list38811919" text:continue-numbering="true" text:style-name="Outline">
        <text:list-item>
          <text:p text:style-name="Heading_20_1"><text:soft-page-break/>📨 How to Apply</text:p>
        </text:list-item>
      </text:list>
      <text:p text:style-name="Standard">Professors, coordinators, and students may contact Rick (<text:a xlink:type="simple" xlink:href="http://www.linkedin.com/in.richardballard" text:style-name="Internet_20_link" text:visited-style-name="Visited_20_Internet_20_Link">www.linkedin.com/in.richardballard</text:a>) directly at <text:a xlink:type="simple" xlink:href="mailto:rick@groupbuild.org" text:style-name="Internet_20_link" text:visited-style-name="Visited_20_Internet_20_Link">rick@groupbuild.org</text:a> to express interest and receive a project de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0T18:54:29.66</dc:date>
    <meta:editing-duration>P0D</meta:editing-duration>
    <meta:generator>OpenOffice/4.1.15$Win32 OpenOffice.org_project/4115m2$Build-9813</meta:generator>
    <meta:document-statistic meta:table-count="0" meta:image-count="0" meta:object-count="0" meta:page-count="2" meta:paragraph-count="14" meta:word-count="237" meta:character-count="1727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